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9.75cm" fo:min-width="8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7.5cm" svg:x="0.5cm" svg:y="0.75cm">
          <text:p text:style-name="P1"><text:span text:style-name="T1">Salle :</text:span></text:p>
          <text:p text:style-name="P1"><text:span text:style-name="T2">Id_salle</text:span><text:span text:style-name="T3"> </text:span><text:span text:style-name="T4">auto_increment</text:span></text:p>
          <text:p text:style-name="P1">Bâtiment (<text:span text:style-name="T5">text)</text:span> </text:p>
          <text:p text:style-name="P1">Étage<text:span text:style-name="T5"> (int)</text:span></text:p>
          <text:p text:style-name="P1">Numéro<text:span text:style-name="T5"> (int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5cm" svg:height="10cm" svg:x="11.5cm" svg:y="-0.5cm">
          <text:p text:style-name="P1"><text:span text:style-name="T1">Réservation :</text:span></text:p>
          <text:p text:style-name="P2"><text:span text:style-name="T6">Id_reservation</text:span><text:span text:style-name="T7"> </text:span><text:span text:style-name="T4">auto_increment</text:span></text:p>
          <text:p text:style-name="P2"><text:span text:style-name="T7">Promo </text:span><text:span text:style-name="T8">(varchar(255))</text:span></text:p>
          <text:p text:style-name="P2"><text:span text:style-name="T7">Responsable </text:span><text:span text:style-name="T5">(varchar(255))</text:span></text:p>
          <text:p text:style-name="P2"><text:span text:style-name="T7">Date </text:span><text:span text:style-name="T5">(date)</text:span></text:p>
          <text:p text:style-name="P2"><text:span text:style-name="T7">heure_debut </text:span><text:span text:style-name="T5">(time)</text:span></text:p>
          <text:p text:style-name="P2"><text:span text:style-name="T7">heure_fin </text:span><text:span text:style-name="T5">(time)</text:span></text:p>
          <text:p text:style-name="P1"><text:span text:style-name="T5">id_salle (clef étrangère)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5cm" svg:y1="3.75cm" svg:x2="12.75cm" svg:y2="6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7T17:45:33.366828228</meta:creation-date>
    <dc:date>2024-01-26T13:43:44.148326681</dc:date>
    <meta:editing-duration>PT9M25S</meta:editing-duration>
    <meta:editing-cycles>2</meta:editing-cycles>
    <meta:generator>LibreOffice/7.3.7.2$Linux_X86_64 LibreOffice_project/30$Build-2</meta:generator>
    <meta:document-statistic meta:object-count="3"/>
  </office:meta>
</office:document-meta>
</file>